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1" svg:font-family="'Liberation Serif'"/>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in" style:contextual-spacing="false" fo:line-height="165%"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ffffff"/>
    </style:style>
    <style:style style:name="P3" style:family="paragraph" style:parent-style-name="Text_20_body">
      <style:paragraph-properties fo:margin-top="0in" fo:margin-bottom="0in" style:contextual-spacing="false" fo:line-height="165%"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ffffff"/>
    </style:style>
    <style:style style:name="P4" style:family="paragraph" style:parent-style-name="Text_20_body">
      <style:paragraph-properties fo:margin-left="0in" fo:margin-right="0in" fo:margin-top="0in" fo:margin-bottom="0in" style:contextual-spacing="false" fo:line-height="165%" fo:text-indent="0.5in" style:auto-text-indent="false" style:writing-mode="lr-tb"/>
      <style:text-properties fo:font-weight="normal"/>
    </style:style>
    <style:style style:name="P5" style:family="paragraph" style:parent-style-name="Text_20_body" style:list-style-name="L1">
      <style:paragraph-properties fo:margin-left="0.711in" fo:margin-right="0in" fo:margin-top="0in" fo:margin-bottom="0in" style:contextual-spacing="false" fo:line-height="165%" fo:text-indent="0in" style:auto-text-indent="false" fo:background-color="#ffffff" style:writing-mode="lr-tb">
        <style:background-image/>
      </style:paragraph-properties>
      <style:text-properties fo:font-variant="normal" fo:text-transform="none" fo:color="#000000" style:text-line-through-style="none" style:text-line-through-type="none" style:font-name="Arial" fo:font-size="14pt" fo:font-style="normal" style:text-underline-style="none" fo:font-weight="normal" style:text-blinking="false" fo:background-color="#ffffff"/>
    </style:style>
    <style:style style:name="P6" style:family="paragraph" style:parent-style-name="Text_20_body" style:list-style-name="L1">
      <style:paragraph-properties fo:margin-left="0.711in" fo:margin-right="0in" fo:margin-top="0in" fo:margin-bottom="0in" style:contextual-spacing="false" fo:line-height="165%" fo:text-indent="0in" style:auto-text-indent="false" fo:background-color="#f9f9f9" style:writing-mode="lr-tb">
        <style:background-image/>
      </style:paragraph-properties>
      <style:text-properties fo:font-variant="normal" fo:text-transform="none" fo:color="#000000" style:text-line-through-style="none" style:text-line-through-type="none" style:font-name="Verdana" fo:font-size="14pt" fo:font-style="normal" style:text-underline-style="none" fo:font-weight="normal" style:text-blinking="false"/>
    </style:style>
    <style:style style:name="P7" style:family="paragraph" style:parent-style-name="Text_20_body" style:list-style-name="L1">
      <style:paragraph-properties fo:margin-left="0.711in" fo:margin-right="0in" fo:margin-top="0in" fo:margin-bottom="0in" style:contextual-spacing="false" fo:line-height="165%" fo:text-indent="0in" style:auto-text-indent="false" fo:background-color="#f9f9f9" style:writing-mode="lr-tb">
        <style:background-image/>
      </style:paragraph-properties>
      <style:text-properties fo:font-variant="normal" fo:text-transform="none" fo:color="#000000" style:text-line-through-style="none" style:text-line-through-type="none" style:font-name="Verdana" fo:font-size="14pt" fo:font-style="normal" style:text-underline-style="none" fo:font-weight="normal" style:text-blinking="false" fo:background-color="#f9f9f9"/>
    </style:style>
    <style:style style:name="P8" style:family="paragraph" style:parent-style-name="Text_20_body">
      <style:paragraph-properties fo:margin-left="0.711in" fo:margin-right="0in" fo:text-indent="0in" style:auto-text-indent="false"/>
    </style:style>
    <style:style style:name="P9" style:family="paragraph" style:parent-style-name="Text_20_body" style:list-style-name="L2">
      <style:paragraph-properties fo:margin-left="0.0445in" fo:margin-right="0in" fo:margin-top="0in" fo:margin-bottom="0in" style:contextual-spacing="false" fo:line-height="165%" fo:text-indent="0in" style:auto-text-indent="false" fo:background-color="#ffffff" style:writing-mode="lr-tb">
        <style:background-image/>
      </style:paragraph-properties>
      <style:text-properties fo:font-variant="normal" fo:text-transform="none" fo:color="#000000" style:text-line-through-style="none" style:text-line-through-type="none" style:font-name="Arial" fo:font-size="14pt" fo:font-style="normal" style:text-underline-style="none" fo:font-weight="normal" style:text-blinking="false" fo:background-color="#ffffff"/>
    </style:style>
    <style:style style:name="P10" style:family="paragraph" style:parent-style-name="Text_20_body">
      <style:paragraph-properties fo:margin-left="0.0445in" fo:margin-right="0in" fo:text-indent="0in" style:auto-text-indent="false"/>
    </style:style>
    <style:style style:name="P11" style:family="paragraph" style:parent-style-name="Text_20_body">
      <style:paragraph-properties fo:margin-top="0in" fo:margin-bottom="0.0972in" style:contextual-spacing="false" fo:line-height="144%"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style:text-blinking="false" fo:background-color="#ffffff" loext:char-shading-value="0"/>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style:text-blinking="false" fo:background-color="#ffffff" loext:char-shading-value="0"/>
    </style:style>
    <style:style style:name="T3"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4" style:family="text">
      <style:text-properties fo:font-variant="normal" fo:text-transform="none" fo:color="#555555" style:text-line-through-style="none" style:text-line-through-type="none" style:font-name="Arial" fo:font-size="14pt" fo:font-style="normal" style:text-underline-style="none" style:text-blinking="false" fo:background-color="#ffffff" loext:char-shading-value="0"/>
    </style:style>
    <style:style style:name="T5" style:family="text">
      <style:text-properties style:font-name="Arial" fo:background-color="#ffffff" loext:char-shading-value="0"/>
    </style:style>
    <style:style style:name="T6" style:family="text">
      <style:text-properties fo:background-color="#f9f9f9" loext:char-shading-value="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669a56a7-3bc3-75fd-a64a-07cdf73043e0"/><text:tab/><text:tab/><text:tab/><text:tab/><text:tab/><text:tab/>XML</text:p>
      <text:p text:style-name="Text_20_body"/>
      <text:p text:style-name="P4"><text:span text:style-name="T2">XML  ის  ისტორია</text:span><text:span text:style-name="T3"> </text:span><text:span text:style-name="T1">უკავშირდება SGML ის ( სტანდარტული განზოგადებული მარკირების ენა)   შექმნას  IBM ის თანამშრომლების მიერ  1970 იან  წლებში.  სახელის მიუხედავად  SGML   არ არის  მარკირების ენა, ის გამოიყენებოდა მარკირების ენების განსასაზღვრად. მისი  მთავარი მიზანი იყო  დოკუმენტების შექმნა   სტრუქტურული თეგების გამოყენებით.  </text:span></text:p>
      <text:p text:style-name="Text_20_body"/>
      <text:p text:style-name="P4"><text:span text:style-name="T1">ერთ-ერთი პოპულარული აპლიკაცია რომელიც დაკავშირებულია SGML თან  არის  HTML რომელიც შეიქმნა 1980 იან წლებში  </text:span><text:span text:style-name="T4">Tim Berners Lee  ს  მიერ.  HTML   </text:span><text:span text:style-name="T3"> </text:span><text:span text:style-name="T1">იყო  და არის  იდეალური საშუალები   მომხმარებლისთვის  ინფორმაციის  საჩვენებლად  და  ამის გამო მან მალევე მოიპოვა დიდი  წარმატება. ამი მიუხედავად  ის მოუხერხებელი  იყო  დიდი ინფორმაციის  შესანახად,  ამიტომ 1996 წელს   შეიქმნა   ახალი მარკირების ენა   XML  ,  რომელიც მოსახერხებელი  იყო  როგორც  ინფორმაციის  აღსაქმნელად ადამიანის  მიერ, ასევე   კომპიუტერისთვისაც.  შესაძლებელი გახდა  დიდი ინფორმაციის  მოსახერხებელ ფორმატში შენახვა.</text:span></text:p>
      <text:p text:style-name="Text_20_body"/>
      <text:p text:style-name="P3">XML   საშუალებას  აძლევს  დეველოპერს  შექმნას  საკუთარი   დოკუმენტი  სტრუქტურული  ტეგების გამოყენებით  მონაცემების  აღსაღწერად და შესანახად. მაგალითად  თუ   100  შეიძლება  იყოს  როგორც  პროცენტის  მიმთითებელი, ასევე  რაოდენობის  და ნებისმიერი     ერთეულის  თუ    მას  აღწერას  არ გავუკეთებთ,  სწორედ  ამის  საშუალებას იძლეოდა  ზემოთ ხსენებული    ტექნოლოგია  კომპიუტერისთვის  გასაგებ  ენაზე   და  ასევე    ადამიანის თვალისთვისაც  წაკითხვადი იყო ეს ინფორმაცია. XML   მალევე გახდა <text:soft-page-break/>პოპულარული  როგორც მონაცემთა  შესანახად  , ასევე  მონაცემების გასაცვლელად  სხვადასხვა  მანქანებს  შორის .</text:p>
      <text:p text:style-name="Text_20_body"/>
      <text:p text:style-name="P2">XML ის  სტრუქტურა</text:p>
      <text:p text:style-name="Text_20_body"/>
      <text:p text:style-name="P3">XML ის ასაგებად არსებობს რამოდენიმე  წესი. </text:p>
      <text:list xml:id="list3366132639505336957" text:style-name="L1">
        <text:list-item>
          <text:p text:style-name="P5">XML  ის ელემენტი შეიცავს  ტექსტს,  სხვა XML ელემენტს  ან  ორივეს  კომბინაციას.</text:p>
        </text:list-item>
        <text:list-item>
          <text:p text:style-name="P5">ყოველ XML დოკუმენტს  აქვს  ერთი მშობელი ელემენტი  რომელიც შეიცავს  ყველა დანარჩენ  შვილ ელემენტებს. ეს  გვაძლევს  ხისებურ  სტრუქტურას XML ის დოკუმენტში.</text:p>
        </text:list-item>
        <text:list-item>
          <text:p text:style-name="P6"><text:span text:style-name="T5">XML  ის დოკუმენტი  იწყება  დეკლარაციით , მაგალითად :  </text:span><text:span text:style-name="T6">&lt;?xml version="1.0" encoding="UTF-8"?&gt;</text:span></text:p>
        </text:list-item>
        <text:list-item>
          <text:p text:style-name="P7">XML  შაშუალებას  გვაძლევს გამოვიყენოთ ნებისმიერი  Unicode    სიმბოლო.</text:p>
        </text:list-item>
        <text:list-item>
          <text:p text:style-name="P7">კომენტარი  იწყება &lt;!--   და მთავრდება →  სიმბოლოებით.</text:p>
        </text:list-item>
        <text:list-item>
          <text:p text:style-name="P7">დოკუმენტის  ვალიდაციისთვის აუცილებელის სინტაქსის  მკაცრად დაცვა.</text:p>
        </text:list-item>
      </text:list>
      <text:p text:style-name="P8"/>
      <text:p text:style-name="P3">TAG  არის მარკირების  საშუალება  რომელიც იწყება  &lt;  სიმბოლოთი  და მთავრდება  &gt;   .  არსებობს სამი სახის ტეგი,   </text:p>
      <text:list xml:id="list1707432539418989100" text:style-name="L2">
        <text:list-item>
          <text:p text:style-name="P9">გამხსნელი   &lt;elem&gt;</text:p>
        </text:list-item>
        <text:list-item>
          <text:p text:style-name="P9">დამხურავი  &lt;/elem&gt;</text:p>
        </text:list-item>
        <text:list-item>
          <text:p text:style-name="P9">ცარიელი &lt;elem/&gt;</text:p>
        </text:list-item>
      </text:list>
      <text:p text:style-name="P10"/>
      <text:p text:style-name="P3">ELEMENT   არის  დოკუმენტის  ლოგიკური კომპონენტი  ,რომელიც  იწყება გამხსნელი ტეგით  და მთავრდება  დამხურავი ტეგით   ან  არის <text:soft-page-break/>ცარიელი.</text:p>
      <text:p text:style-name="Text_20_body"/>
      <text:p text:style-name="P3">Attribute    არის    სახელი-მნიშვნელობა  ტიპის   წყვილი რომელიც  მოთავსებულია  გამხსნელი თეგში  ან ცარიელ თეგში  მაგალითად    &lt;student  university=”GPI”/&gt;</text:p>
      <text:p text:style-name="Text_20_body"/>
      <text:p text:style-name="P2">XML სტრუქტურის განსაზღვრა</text:p>
      <text:p text:style-name="Text_20_body"/>
      <text:p text:style-name="P4"><text:span text:style-name="T2">XML </text:span><text:span text:style-name="T3"> </text:span><text:span text:style-name="T1">ის დოკუმენტის განსაზღვრის   ორი  საშუალება არსებობს  ,  DTD (</text:span><text:span text:style-name="T4">Data Type Definition</text:span><text:span text:style-name="T1">) დოკუმენტი  და XML Schema  დოკუმენტი.  ორივე    გვაძლევს  საშუალებას   წინასწარ განვსაზღვროთ  დოკუმენტის  სტრუქტურა    რომლის    დარღვევაც მოგვცემს  შეცდომას .</text:span></text:p>
      <text:p text:style-name="P1"><text:line-break/></text:p>
      <text:p text:style-name="P2">XML ის ვერსიები</text:p>
      <text:p text:style-name="P1"><text:line-break/></text:p>
      <text:p text:style-name="P3">XML ის  რამოდენიმე ვერსია  არის გამოსული,  პირველი  იყო  1.0   რომელიც 1998  წელს გამოვიდა.2004 წელს გამოვიდა  1.1  ვერსია, თუმცა     მანამდე  იყო  სამი  შესწორება  1.0 ვერსიაში.</text:p>
      <text:p text:style-name="P1"><text:line-break/></text:p>
      <text:p text:style-name="P3">XML   ყავს  როგორს  ბევრი  მოყვარული  ასევე  ძალიან ბევრი კრიტიკოსიც.  კრიტიკოსების  ნაწილი მიიჩნევს  რომ  XML     კომპლექსური  სტრუქტურის შემთხვევაში  ძალიან ართულებს  ხისებურ  სტრუქტურასთან მუშაობას.  მის ალტერნატივად  მოიაზრება JSON     (javascript  Object Notation).  რომელიც საკმაო  პოპულარობით სარგებლობს   და  დიდ  კონკურენციას უწევს    XML      ტექნოლოგიას.</text:p>
      <text:p text:style-name="P1"><text:soft-page-break/><text:line-break/><text:line-break/><text:line-break/><text:line-break/><text:line-break/></text:p>
      <text:p text:style-name="P3">გმადლობთ ყურადღებისთვის</text:p>
      <text:p text:style-name="P3">ოზბეგი ქართველიშვილი</text:p>
      <text:p text:style-name="Text_20_body"/>
      <text:p text:style-name="P3">საქართველოს ტექნიკური უნივერსიტეტი</text:p>
      <text:p text:style-name="Text_20_body"/>
      <text:p text:style-name="P3">ჯგუფი  8641-2</text:p>
      <text:p text:style-name="P11"/>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erif1" svg:font-family="'Liberation Serif'"/>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2:36:17.927227908</meta:creation-date>
    <meta:generator>LibreOffice/4.2.8.2$Linux_X86_64 LibreOffice_project/420m0$Build-2</meta:generator>
    <dc:date>2017-02-14T12:36:51.051043444</dc:date>
    <meta:editing-duration>P0D</meta:editing-duration>
    <meta:editing-cycles>1</meta:editing-cycles>
    <meta:document-statistic meta:table-count="0" meta:image-count="0" meta:object-count="0" meta:page-count="4" meta:paragraph-count="32" meta:word-count="416" meta:character-count="3450" meta:non-whitespace-character-count="2778"/>
  </office:meta>
</office:document-meta>
</file>